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1]+[.G10]" office:value-type="float" office:value="118" calcext:value-type="float">
            <text:p>11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11]+[.I10]" office:value-type="float" office:value="113" calcext:value-type="float">
            <text:p>113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2]+[.G11]" office:value-type="float" office:value="133" calcext:value-type="float">
            <text:p>13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H12]+[.I11]" office:value-type="float" office:value="131" calcext:value-type="float">
            <text:p>13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2" office:value-type="float" office:value="34" calcext:value-type="float">
            <text:p>34</text:p>
          </table:table-cell>
          <table:table-cell table:style-name="ce1" table:formula="of:=[.B13]+[.C12]" office:value-type="float" office:value="201" calcext:value-type="float">
            <text:p>201</text:p>
          </table:table-cell>
          <table:table-cell table:style-name="ce1"/>
          <table:table-cell table:style-name="ce1" table:formula="of:=[.D13]+[.E12]" office:value-type="float" office:value="128" calcext:value-type="float">
            <text:p>12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3]+[.G12]" office:value-type="float" office:value="148" calcext:value-type="float">
            <text:p>14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13]+[.I12]" office:value-type="float" office:value="147" calcext:value-type="float">
            <text:p>147</text:p>
          </table:table-cell>
          <table:table-cell table:style-name="ce1" table:number-columns-repeated="17"/>
          <table:table-cell table:number-columns-repeated="998"/>
        </table:table-row>
        <table:table-row table:style-name="ro2" table:number-rows-repeated="987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6:42:54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14T16:45:42.485000000</dc:date>
    <meta:editing-duration>PT5M13S</meta:editing-duration>
    <meta:editing-cycles>2</meta:editing-cycles>
    <meta:document-statistic meta:table-count="1" meta:cell-count="104" meta:object-count="0"/>
  </office:meta>
</office:document-meta>
</file>